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ostu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clining</text:p>
          </table:table-cell>
          <table:table-cell table:number-columns-repeated="102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tanding</text:p>
          </table:table-cell>
          <table:table-cell table:number-columns-repeated="102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itting</text:p>
          </table:table-cell>
          <table:table-cell table:number-columns-repeated="102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Laying</text:p>
          </table:table-cell>
          <table:table-cell table:number-columns-repeated="102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Kneeling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Walking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Other</text:p>
          </table:table-cell>
          <table:table-cell table:number-columns-repeated="102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Unknown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14:03.828159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21:13.582035042</meta:creation-date>
    <dc:date>2016-01-29T16:14:27.961939878</dc:date>
    <meta:editing-duration>PT2M26S</meta:editing-duration>
    <meta:editing-cycles>2</meta:editing-cycles>
    <meta:generator>LibreOffice/4.4.6.3$Linux_X86_64 LibreOffice_project/40m0$Build-3</meta:generator>
    <meta:document-statistic meta:table-count="1" meta:cell-count="17" meta:object-count="0"/>
  </office:meta>
</office:document-meta>
</file>